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3ba1add020" style:family="table" style:master-page-name="ta-mp-0x7f3ba1add0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3ba1ad34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ba1ad45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ba1ad41a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ba1ad43f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ba1ad464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ba1ad42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ba1ad47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ba1ad48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53.01pt" style:use-optimal-column-width="true"/>
    </style:style>
    <style:style style:name="ACOL-2" style:family="table-column">
      <style:table-column-properties style:column-width="107.40pt" style:use-optimal-column-width="true"/>
    </style:style>
    <style:style style:name="ACOL-3" style:family="table-column">
      <style:table-column-properties style:column-width="52.64pt" style:use-optimal-column-width="true"/>
    </style:style>
    <style:style style:name="ACOL-4" style:family="table-column">
      <style:table-column-properties style:column-width="64.01pt" style:use-optimal-column-width="true"/>
    </style:style>
    <style:style style:name="ACOL-5" style:family="table-column">
      <style:table-column-properties style:column-width="85.15pt" style:use-optimal-column-width="true"/>
    </style:style>
    <style:style style:name="ACOL-6" style:family="table-column">
      <style:table-column-properties style:column-width="75.29pt" style:use-optimal-column-width="true"/>
    </style:style>
    <style:style style:name="ACOL-7" style:family="table-column">
      <style:table-column-properties style:column-width="82.66pt" style:use-optimal-column-width="true"/>
    </style:style>
    <style:style style:name="ACOL-8" style:family="table-column">
      <style:table-column-properties style:column-width="119.20pt" style:use-optimal-column-width="true"/>
    </style:style>
    <style:style style:name="ACOL-9" style:family="table-column">
      <style:table-column-properties style:column-width="125.09pt" style:use-optimal-column-width="true"/>
    </style:style>
    <style:style style:name="ACOL-10" style:family="table-column">
      <style:table-column-properties style:column-width="115.26pt" style:use-optimal-column-width="true"/>
    </style:style>
    <style:style style:name="ACOL-11" style:family="table-column"/>
    <style:style style:name="AROW-1" style:family="table-row">
      <style:table-row-properties style:row-height="13.04pt" style:use-optimal-row-height="true"/>
    </style:style>
    <style:style style:name="AROW-2" style:family="table-row">
      <style:table-row-properties style:row-height="12.56pt" style:use-optimal-row-height="true"/>
    </style:style>
    <style:style style:name="AROW-3" style:family="table-row">
      <style:table-row-properties style:row-height="12.36pt" style:use-optimal-row-height="true"/>
    </style:style>
    <style:style style:name="AROW-4" style:family="table-row">
      <style:table-row-properties style:row-height="12.50pt" style:use-optimal-row-height="true"/>
    </style:style>
    <style:style style:name="AROW-5" style:family="table-row">
      <style:table-row-properties style:row-height="13.50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3ba1add02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default-cell-style-name="ACE-0x7f3ba1ad41a0" table:style-name="ACOL-3"/>
        <table:table-column table:style-name="ACOL-4"/>
        <table:table-column table:default-cell-style-name="ACE-0x7f3ba1ad42c8" table:style-name="ACOL-5"/>
        <table:table-column table:default-cell-style-name="ACE-0x7f3ba1ad42c8" table:style-name="ACOL-6"/>
        <table:table-column table:default-cell-style-name="ACE-0x7f3ba1ad42c8" table:style-name="ACOL-7"/>
        <table:table-column table:default-cell-style-name="ACE-0x7f3ba1ad42c8" table:style-name="ACOL-4"/>
        <table:table-column table:default-cell-style-name="ACE-0x7f3ba1ad42c8" table:style-name="ACOL-8"/>
        <table:table-column table:style-name="ACOL-9"/>
        <table:table-column table:style-name="ACOL-10"/>
        <table:table-column table:style-name="ACOL-0" table:number-columns-repeated="117"/>
        <table:table-row table:style-name="AROW-0">
          <table:table-cell table:number-columns-repeated="128"/>
        </table:table-row>
        <table:table-row table:style-name="AROW-1">
          <table:table-cell table:style-name="Gnumeric-default"/>
          <table:table-cell table:number-columns-spanned="5" table:style-name="Gnumeric-default" office:value-type="string">
            <text:p>List of Forth words supported by Tali Forth for the 65c02 ALPHA 004</text:p>
          </table:table-cell>
          <table:covered-table-cell table:number-columns-repeated="4"/>
          <table:table-cell table:number-columns-repeated="3" table:style-name="ACE-0x7f3ba1ad42c8"/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number-columns-spanned="5" table:style-name="Gnumeric-default" office:value-type="string">
            <text:p>Scot W. Stevenson &lt;scot.stevenson@gmail.com&gt; <text:s/>Version 10. Jan 2015</text:p>
          </table:table-cell>
          <table:covered-table-cell table:number-columns-repeated="4"/>
          <table:table-cell table:number-columns-repeated="3" table:style-name="ACE-0x7f3ba1ad42c8"/>
          <table:table-cell table:number-columns-repeated="119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Gnumeric-default" office:value-type="string">
            <text:p>CO: compile only </text:p>
          </table:table-cell>
          <table:table-cell table:style-name="ACE-0x7f3ba1ad41a0"/>
          <table:table-cell table:style-name="Gnumeric-default"/>
          <table:table-cell table:number-columns-repeated="5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C : native compile</text:p>
          </table:table-cell>
          <table:table-cell table:style-name="ACE-0x7f3ba1ad41a0"/>
          <table:table-cell table:style-name="Gnumeric-default"/>
          <table:table-cell table:number-columns-repeated="5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M: immediate</text:p>
          </table:table-cell>
          <table:table-cell table:style-name="ACE-0x7f3ba1ad41a0"/>
          <table:table-cell table:style-name="Gnumeric-default"/>
          <table:table-cell table:number-columns-repeated="5" table:style-name="ACE-0x7f3ba1ad42c8"/>
          <table:table-cell table:number-columns-repeated="119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ACE-0x7f3ba1ad4518" office:value-type="string">
            <text:p>Name</text:p>
          </table:table-cell>
          <table:table-cell table:style-name="ACE-0x7f3ba1ad4640" office:value-type="string">
            <text:p>Length</text:p>
          </table:table-cell>
          <table:table-cell table:style-name="ACE-0x7f3ba1ad4518" office:value-type="string">
            <text:p>Link Name</text:p>
          </table:table-cell>
          <table:table-cell table:style-name="ACE-0x7f3ba1ad4768" office:value-type="string">
            <text:p>Code Type</text:p>
          </table:table-cell>
          <table:table-cell table:style-name="ACE-0x7f3ba1ad4768" office:value-type="string">
            <text:p>ANS Group</text:p>
          </table:table-cell>
          <table:table-cell table:style-name="ACE-0x7f3ba1ad4768" office:value-type="string">
            <text:p>Status</text:p>
          </table:table-cell>
          <table:table-cell table:style-name="ACE-0x7f3ba1ad4768" office:value-type="string">
            <text:p>Flags</text:p>
          </table:table-cell>
          <table:table-cell table:style-name="ACE-0x7f3ba1ad4768" office:value-type="string">
            <text:p>Modifies (except A, X)</text:p>
          </table:table-cell>
          <table:table-cell table:style-name="ACE-0x7f3ba1ad4768" office:value-type="string">
            <text:p>Comments</text:p>
          </table:table-cell>
          <table:table-cell table:number-columns-repeated="118" table:style-name="Gnumeric-default"/>
        </table:table-row>
        <table:table-row table:style-name="AROW-0">
          <table:table-cell table:number-columns-repeated="128"/>
        </table:table-row>
        <table:table-row table:style-name="AROW-3">
          <table:table-cell table:style-name="Gnumeric-default"/>
          <table:table-cell table:style-name="Gnumeric-default" office:value-type="string">
            <text:p>-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minus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style-name="Gnumeric-default"/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-TRAILING</text:p>
          </table:table-cell>
          <table:table-cell table:style-name="ACE-0x7f3ba1ad41a0" office:value-type="float" office:value="9">
            <text:p>9</text:p>
          </table:table-cell>
          <table:table-cell table:style-name="Gnumeric-default" office:value-type="string">
            <text:p>_dashtrl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String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 office:value-type="string">
            <text:p>Y, TMPADR</text:p>
          </table:table-cell>
          <table:table-cell table:style-name="Gnumeric-default" office:value-type="string">
            <text:p>Rewrite (function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,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comma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;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semic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CO, IM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: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colon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IM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!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store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?DUP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qdup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.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dot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”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dotq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CO</text:p>
          </table:table-cell>
          <table:table-cell table:style-name="ACE-0x7f3ba1ad42c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(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dotpar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 Ext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, IM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R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dotr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 Ext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.S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dots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Tools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style-name="Gnumeric-default" office:value-type="string">
            <text:p>Rewrite after we have .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'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tick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(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paren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CO, NC, IM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.”)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pdotq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CO</text:p>
          </table:table-cell>
          <table:table-cell table:style-name="ACE-0x7f3ba1ad42c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(0BRANCH)</text:p>
          </table:table-cell>
          <table:table-cell table:style-name="ACE-0x7f3ba1ad41a0" office:value-type="float" office:value="9">
            <text:p>9</text:p>
          </table:table-cell>
          <table:table-cell table:style-name="Gnumeric-default" office:value-type="string">
            <text:p>_p0branch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IM+CO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BRANCH)</text:p>
          </table:table-cell>
          <table:table-cell table:style-name="ACE-0x7f3ba1ad41a0" office:value-type="float" office:value="8">
            <text:p>8</text:p>
          </table:table-cell>
          <table:table-cell table:style-name="Gnumeric-default" office:value-type="string">
            <text:p>_pbranch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IM+CO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DO)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pdo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, CO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LITERAL)</text:p>
          </table:table-cell>
          <table:table-cell table:style-name="ACE-0x7f3ba1ad41a0" office:value-type="float" office:value="9">
            <text:p>9</text:p>
          </table:table-cell>
          <table:table-cell table:style-name="Gnumeric-default" office:value-type="string">
            <text:p>_plit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CO</text:p>
          </table:table-cell>
          <table:table-cell table:style-name="ACE-0x7f3ba1ad42c8" office:value-type="string">
            <text:p>TMPADR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(LOOP)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ploop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, CO</text:p>
          </table:table-cell>
          <table:table-cell table:style-name="ACE-0x7f3ba1ad4890" office:value-type="string">
            <text:p><text:span text:style-name="AC-roman">TMPX</text:span>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S”)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psquot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CO</text:p>
          </table:table-cell>
          <table:table-cell table:style-name="ACE-0x7f3ba1ad42c8" office:value-type="string">
            <text:p>Y, TMPADR, TMPADR1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[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lbrack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, IM, CO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[CHAR]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bchar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IM, CO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]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rbrack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, IM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@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fetch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</text:p>
          </table:table-cell>
          <table:table-cell table:style-name="ACE-0x7f3ba1ad41a0" office:value-type="string">
            <text:p>1</text:p>
          </table:table-cell>
          <table:table-cell table:style-name="Gnumeric-default" office:value-type="string">
            <text:p>_mul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/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starslash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/MOD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ssmod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/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slash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MOD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slashmod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STRING</text:p>
          </table:table-cell>
          <table:table-cell table:style-name="ACE-0x7f3ba1ad41a0" office:value-type="float" office:value="7">
            <text:p>7</text:p>
          </table:table-cell>
          <table:table-cell table:style-name="Gnumeric-default" office:value-type="string">
            <text:p>_slstr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String</text:p>
          </table:table-cell>
          <table:table-cell table:style-name="ACE-0x7f3ba1ad42c8" office:value-type="string">
            <text:p>Cod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\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backslash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 Ext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, IM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#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num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#&gt;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numgt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#S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nums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+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plus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+!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plstor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2c8" office:value-type="string">
            <text:p>Y, TMPADR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+LOOP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plusloop</text:p>
          </table:table-cell>
          <table:table-cell table:style-name="ACE-0x7f3ba1ad42c8"/>
          <table:table-cell table:style-name="ACE-0x7f3ba1ad42c8" office:value-type="string">
            <text:p>Core</text:p>
          </table:table-cell>
          <table:table-cell table:number-columns-repeated="3"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lt;#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ltnum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=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equal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grthan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lt;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lessthan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BODY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gtbody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IN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gtin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NAME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gtnam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NUMBER</text:p>
          </table:table-cell>
          <table:table-cell table:style-name="ACE-0x7f3ba1ad41a0" office:value-type="float" office:value="7">
            <text:p>7</text:p>
          </table:table-cell>
          <table:table-cell table:style-name="Gnumeric-default" office:value-type="string">
            <text:p>_gtnum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</text:p>
          </table:table-cell>
          <table:table-cell table:style-name="ACE-0x7f3ba1ad42c8"/>
          <table:table-cell table:style-name="ACE-0x7f3ba1ad42c8" office:value-type="string">
            <text:p>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R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tor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CO</text:p>
          </table:table-cell>
          <table:table-cell table:style-name="ACE-0x7f3ba1ad42c8" office:value-type="string">
            <text:p>TMPADR</text:p>
          </table:table-cell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zero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&lt;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0lt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=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0equ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BRANCH</text:p>
          </table:table-cell>
          <table:table-cell table:style-name="ACE-0x7f3ba1ad41a0" office:value-type="float" office:value="7">
            <text:p>7</text:p>
          </table:table-cell>
          <table:table-cell table:style-name="Gnumeric-default" office:value-type="string">
            <text:p>_0branch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Internal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IM, CO</text:p>
          </table:table-cell>
          <table:table-cell table:style-name="ACE-0x7f3ba1ad42c8" office:value-type="string">
            <text:p>TMPADR, TMPADR1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on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-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1minus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+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1plus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two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DROP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2drop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DUP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2dup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OVER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2over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SWAP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2swap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VARIABLE</text:p>
          </table:table-cell>
          <table:table-cell table:style-name="ACE-0x7f3ba1ad41a0" office:value-type="float" office:value="9">
            <text:p>9</text:p>
          </table:table-cell>
          <table:table-cell table:style-name="Gnumeric-default" office:value-type="string">
            <text:p>_2var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Double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BORT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abort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style-name="Gnumeric-default" office:value-type="string">
            <text:p>Test NC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BS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abs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CCEPT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accept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2c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GAIN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again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, IM, CO</text:p>
          </table:table-cell>
          <table:table-cell table:style-name="ACE-0x7f3ba1ad42c8" office:value-type="string">
            <text:p>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IGN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align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IGNED</text:p>
          </table:table-cell>
          <table:table-cell table:style-name="ACE-0x7f3ba1ad41a0" office:value-type="float" office:value="7">
            <text:p>7</text:p>
          </table:table-cell>
          <table:table-cell table:style-name="Gnumeric-default" office:value-type="string">
            <text:p>_aligned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LOT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allot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ND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and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ASE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bas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EGIN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begin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IM, NC, CO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INARY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binary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BL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bl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RANCH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branch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Internal</text:p>
          </table:table-cell>
          <table:table-cell table:style-name="ACE-0x7f3ba1ad42c8" office:value-type="string">
            <text:p>Coded</text:p>
          </table:table-cell>
          <table:table-cell table:style-name="ACE-0x7f3ba1ad42c8" office:value-type="string">
            <text:p>IM, CO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YE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by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Tools Ext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,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ccom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!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cstor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@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cfetch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ELL+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cellpl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ELLS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cells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AR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char 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HAR+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charpl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ARS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chars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MOVE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cmov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String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MOVE&gt;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cmovegt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String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OMPILE-ONLY</text:p>
          </table:table-cell>
          <table:table-cell table:style-name="ACE-0x7f3ba1ad41a0" office:value-type="float" office:value="12">
            <text:p>12</text:p>
          </table:table-cell>
          <table:table-cell table:style-name="Gnumeric-default" office:value-type="string">
            <text:p>_conly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NSTANT</text:p>
          </table:table-cell>
          <table:table-cell table:style-name="ACE-0x7f3ba1ad41a0" office:value-type="float" office:value="8">
            <text:p>8</text:p>
          </table:table-cell>
          <table:table-cell table:style-name="Gnumeric-default" office:value-type="string">
            <text:p>_constant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UNT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count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R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cr</text:p>
          </table:table-cell>
          <table:table-cell table:style-name="ACE-0x7f3ba1ad42c8" office:value-type="string">
            <text:p>native, o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REATE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create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-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dminus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Doubl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.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ddot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Doubl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.R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ddotr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Doubl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+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dplus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Doubl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&gt;S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dtos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Doubl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ABS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dabs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Doubl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ECIMAL</text:p>
          </table:table-cell>
          <table:table-cell table:style-name="ACE-0x7f3ba1ad41a0" office:value-type="float" office:value="7">
            <text:p>7</text:p>
          </table:table-cell>
          <table:table-cell table:style-name="Gnumeric-default" office:value-type="string">
            <text:p>_decimal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EPTH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depth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IGIT&gt;NUMBER</text:p>
          </table:table-cell>
          <table:table-cell table:style-name="ACE-0x7f3ba1ad41a0" office:value-type="float" office:value="12">
            <text:p>12</text:p>
          </table:table-cell>
          <table:table-cell table:style-name="Gnumeric-default" office:value-type="string">
            <text:p>_digit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NEGATE</text:p>
          </table:table-cell>
          <table:table-cell table:style-name="ACE-0x7f3ba1ad41a0" office:value-type="float" office:value="7">
            <text:p>7</text:p>
          </table:table-cell>
          <table:table-cell table:style-name="Gnumeric-default" office:value-type="string">
            <text:p>_dnegat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Doubl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O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do</text:p>
          </table:table-cell>
          <table:table-cell table:style-name="ACE-0x7f3ba1ad42c8" office:value-type="string">
            <text:p>Forth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ROP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drop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UMP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dump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Tools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2c8" office:value-type="string">
            <text:p>Y, TMPADR,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UP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dup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LSE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else</text:p>
          </table:table-cell>
          <table:table-cell table:style-name="ACE-0x7f3ba1ad42c8" office:value-type="string">
            <text:p>Forth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</text:p>
          </table:table-cell>
          <table:table-cell table:style-name="ACE-0x7f3ba1ad42c8" office:value-type="string">
            <text:p>CO, IM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MIT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emit</text:p>
          </table:table-cell>
          <table:table-cell table:style-name="ACE-0x7f3ba1ad42c8" office:value-type="string">
            <text:p>subroutines, o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RASE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erase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 Ext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XECUTE</text:p>
          </table:table-cell>
          <table:table-cell table:style-name="ACE-0x7f3ba1ad41a0" office:value-type="float" office:value="7">
            <text:p>7</text:p>
          </table:table-cell>
          <table:table-cell table:style-name="Gnumeric-default" office:value-type="string">
            <text:p>_ex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XIT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exit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CO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ALSE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fals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 Ext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ILL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fill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IND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find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2c8" office:value-type="string">
            <text:p>Y, TMPADR (all)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FM/REM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fmrem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RE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her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X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hex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OLD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hold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I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i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, CO</text:p>
          </table:table-cell>
          <table:table-cell table:style-name="ACE-0x7f3ba1ad42c8" office:value-type="string">
            <text:p>TMPX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F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if</text:p>
          </table:table-cell>
          <table:table-cell table:style-name="ACE-0x7f3ba1ad42c8" office:value-type="string">
            <text:p>Forth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</text:p>
          </table:table-cell>
          <table:table-cell table:style-name="ACE-0x7f3ba1ad42c8" office:value-type="string">
            <text:p>CO, IM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MMEDIATE</text:p>
          </table:table-cell>
          <table:table-cell table:style-name="ACE-0x7f3ba1ad41a0" office:value-type="float" office:value="9">
            <text:p>9</text:p>
          </table:table-cell>
          <table:table-cell table:style-name="Gnumeric-default" office:value-type="string">
            <text:p>_immed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N-CHANNEL</text:p>
          </table:table-cell>
          <table:table-cell table:style-name="ACE-0x7f3ba1ad41a0" office:value-type="float" office:value="10">
            <text:p>10</text:p>
          </table:table-cell>
          <table:table-cell table:style-name="Gnumeric-default" office:value-type="string">
            <text:p>_inchan</text:p>
          </table:table-cell>
          <table:table-cell table:style-name="ACE-0x7f3ba1ad42c8"/>
          <table:table-cell table:style-name="ACE-0x7f3ba1ad42c8" office:value-type="string">
            <text:p>Non-Standard</text:p>
          </table:table-cell>
          <table:table-cell table:number-columns-repeated="3" table:style-name="ACE-0x7f3ba1ad42c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VERT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invert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J</text:p>
          </table:table-cell>
          <table:table-cell table:style-name="ACE-0x7f3ba1ad41a0" office:value-type="float" office:value="1">
            <text:p>1</text:p>
          </table:table-cell>
          <table:table-cell table:style-name="Gnumeric-default" office:value-type="string">
            <text:p>_j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, CO</text:p>
          </table:table-cell>
          <table:table-cell table:style-name="ACE-0x7f3ba1ad42c8" office:value-type="string">
            <text:p>TMPX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KEY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key</text:p>
          </table:table-cell>
          <table:table-cell table:style-name="ACE-0x7f3ba1ad42c8" office:value-type="string">
            <text:p>subroutines, o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EAVE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leave</text:p>
          </table:table-cell>
          <table:table-cell table:style-name="ACE-0x7f3ba1ad42c8"/>
          <table:table-cell table:style-name="ACE-0x7f3ba1ad42c8" office:value-type="string">
            <text:p>Core</text:p>
          </table:table-cell>
          <table:table-cell table:number-columns-repeated="3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ITERAL</text:p>
          </table:table-cell>
          <table:table-cell table:style-name="ACE-0x7f3ba1ad41a0" office:value-type="float" office:value="7">
            <text:p>7</text:p>
          </table:table-cell>
          <table:table-cell table:style-name="Gnumeric-default" office:value-type="string">
            <text:p>_lit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CO</text:p>
          </table:table-cell>
          <table:table-cell table:style-name="ACE-0x7f3ba1ad42c8"/>
          <table:table-cell table:style-name="ACE-0x7f3ba1ad4518"/>
          <table:table-cell table:number-columns-repeated="118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LOOP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loop</text:p>
          </table:table-cell>
          <table:table-cell table:style-name="ACE-0x7f3ba1ad42c8" office:value-type="string">
            <text:p>Forth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CO</text:p>
          </table:table-cell>
          <table:table-cell table:style-name="ACE-0x7f3ba1ad4890" office:value-type="string">
            <text:p>none</text:p>
          </table:table-cell>
          <table:table-cell table:style-name="Gnumeric-default" office:value-type="string">
            <text:p>Rewrite for modern Forths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LSHIFT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lshift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*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mstar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+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mplus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Doubl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AX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max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IN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min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D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mod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VE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move</text:p>
          </table:table-cell>
          <table:table-cell table:style-name="ACE-0x7f3ba1ad42c8"/>
          <table:table-cell table:style-name="ACE-0x7f3ba1ad42c8" office:value-type="string">
            <text:p>Core</text:p>
          </table:table-cell>
          <table:table-cell table:number-columns-repeated="3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EGATE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negat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IP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nip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 Ext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UMBER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number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R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or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OUT-CHANNEL</text:p>
          </table:table-cell>
          <table:table-cell table:style-name="ACE-0x7f3ba1ad41a0" office:value-type="float" office:value="11">
            <text:p>11</text:p>
          </table:table-cell>
          <table:table-cell table:style-name="Gnumeric-default" office:value-type="string">
            <text:p>_outchan</text:p>
          </table:table-cell>
          <table:table-cell table:style-name="ACE-0x7f3ba1ad42c8"/>
          <table:table-cell table:style-name="ACE-0x7f3ba1ad42c8" office:value-type="string">
            <text:p>Non-Standard</text:p>
          </table:table-cell>
          <table:table-cell table:number-columns-repeated="3" table:style-name="ACE-0x7f3ba1ad42c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VER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over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AD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pad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 Ext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ARSE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pars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 Ext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ARSE-NAME</text:p>
          </table:table-cell>
          <table:table-cell table:style-name="ACE-0x7f3ba1ad41a0" office:value-type="float" office:value="10">
            <text:p>10</text:p>
          </table:table-cell>
          <table:table-cell table:style-name="Gnumeric-default" office:value-type="string">
            <text:p>_prsnm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 Ext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PICK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pick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 Ext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 office:value-type="string">
            <text:p>Y, TMPADR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OSTPONE</text:p>
          </table:table-cell>
          <table:table-cell table:style-name="ACE-0x7f3ba1ad41a0" office:value-type="float" office:value="8">
            <text:p>8</text:p>
          </table:table-cell>
          <table:table-cell table:style-name="Gnumeric-default" office:value-type="string">
            <text:p>_postpo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CO</text:p>
          </table:table-cell>
          <table:table-cell table:style-name="ACE-0x7f3ba1ad42c8"/>
          <table:table-cell table:style-name="Gnumeric-default" office:value-type="string">
            <text:p>Rewrite (ugly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QUIT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quit</text:p>
          </table:table-cell>
          <table:table-cell table:style-name="ACE-0x7f3ba1ad42c8" office:value-type="string">
            <text:p>subroutines, o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@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rfetch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CO, NC</text:p>
          </table:table-cell>
          <table:table-cell table:style-name="ACE-0x7f3ba1ad42c8"/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&gt;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fromr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CO, NC</text:p>
          </table:table-cell>
          <table:table-cell table:style-name="ACE-0x7f3ba1ad42c8" office:value-type="string">
            <text:p>TMPADR</text:p>
          </table:table-cell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EPEAT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rpt</text:p>
          </table:table-cell>
          <table:table-cell table:style-name="ACE-0x7f3ba1ad42c8" office:value-type="string">
            <text:p>Forth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ROT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rot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SHIFT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rshift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”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squote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CO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&gt;D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stod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EE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see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Tools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style-name="Gnumeric-default" office:value-type="string">
            <text:p>Rewrite (ugly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IGN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sign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M/REM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smrem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OURCE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sourc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style-name="Gnumeric-default" office:value-type="string">
            <text:p>See if NC justified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ACE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space</text:p>
          </table:table-cell>
          <table:table-cell table:style-name="ACE-0x7f3ba1ad42c8" office:value-type="string">
            <text:p>native, o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ACES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spaces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TATE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stat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WAP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swap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HEN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then</text:p>
          </table:table-cell>
          <table:table-cell table:style-name="ACE-0x7f3ba1ad42c8" office:value-type="string">
            <text:p>Forth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</text:p>
          </table:table-cell>
          <table:table-cell table:style-name="ACE-0x7f3ba1ad42c8" office:value-type="string">
            <text:p>CO, IM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TO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to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 Ext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 directl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OUPPER</text:p>
          </table:table-cell>
          <table:table-cell table:style-name="ACE-0x7f3ba1ad41a0" office:value-type="float" office:value="7">
            <text:p>7</text:p>
          </table:table-cell>
          <table:table-cell table:style-name="Gnumeric-default" office:value-type="string">
            <text:p>_2upper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RUE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true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 Ext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UCK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tuck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 Ext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YPE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type</text:p>
          </table:table-cell>
          <table:table-cell table:style-name="ACE-0x7f3ba1ad42c8" office:value-type="string">
            <text:p>subroutines, o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2c8" office:value-type="string">
            <text:p>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.</text:p>
          </table:table-cell>
          <table:table-cell table:style-name="ACE-0x7f3ba1ad41a0" office:value-type="float" office:value="2">
            <text:p>2</text:p>
          </table:table-cell>
          <table:table-cell table:style-name="Gnumeric-default" office:value-type="string">
            <text:p>_udot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.R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udotr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 Ext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D.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uddot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M*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umstar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M/MOD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ummod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2c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NLOOP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unloop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, CO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TIL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until</text:p>
          </table:table-cell>
          <table:table-cell table:style-name="ACE-0x7f3ba1ad42c8" office:value-type="string">
            <text:p>Forth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USED</text:p>
          </table:table-cell>
          <table:table-cell table:style-name="ACE-0x7f3ba1ad41a0" office:value-type="float" office:value="6">
            <text:p>6</text:p>
          </table:table-cell>
          <table:table-cell table:style-name="Gnumeric-default" office:value-type="string">
            <text:p>_unused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 Ext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VALUE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value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 Ext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 directl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VARIABLE</text:p>
          </table:table-cell>
          <table:table-cell table:style-name="ACE-0x7f3ba1ad41a0" office:value-type="float" office:value="8">
            <text:p>8</text:p>
          </table:table-cell>
          <table:table-cell table:style-name="Gnumeric-default" office:value-type="string">
            <text:p>_var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WHILE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while</text:p>
          </table:table-cell>
          <table:table-cell table:style-name="ACE-0x7f3ba1ad42c8" office:value-type="string">
            <text:p>Forth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WORDS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words</text:p>
          </table:table-cell>
          <table:table-cell table:style-name="ACE-0x7f3ba1ad42c8" office:value-type="string">
            <text:p>native, os</text:p>
          </table:table-cell>
          <table:table-cell table:style-name="ACE-0x7f3ba1ad42c8" office:value-type="string">
            <text:p>Tools</text:p>
          </table:table-cell>
          <table:table-cell table:style-name="ACE-0x7f3ba1ad42c8" office:value-type="string">
            <text:p>Coded, tested</text:p>
          </table:table-cell>
          <table:table-cell table:number-columns-repeated="2" table:style-name="ACE-0x7f3ba1ad42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XOR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xor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2c8"/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NATIVE-COMPILE</text:p>
          </table:table-cell>
          <table:table-cell table:style-name="ACE-0x7f3ba1ad41a0" office:value-type="float" office:value="15">
            <text:p>15</text:p>
          </table:table-cell>
          <table:table-cell table:style-name="Gnumeric-default" office:value-type="string">
            <text:p>_natcomp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?DO</text:p>
          </table:table-cell>
          <table:table-cell table:style-name="ACE-0x7f3ba1ad41a0" office:value-type="float" office:value="3">
            <text:p>3</text:p>
          </table:table-cell>
          <table:table-cell table:style-name="Gnumeric-default" office:value-type="string">
            <text:p>_qdo</text:p>
          </table:table-cell>
          <table:table-cell table:style-name="ACE-0x7f3ba1ad42c8"/>
          <table:table-cell table:style-name="ACE-0x7f3ba1ad42c8" office:value-type="string">
            <text:p>Core Ext</text:p>
          </table:table-cell>
          <table:table-cell table:number-columns-repeated="3" table:style-name="ACE-0x7f3ba1ad42c8"/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PAGE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page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Facility</text:p>
          </table:table-cell>
          <table:table-cell table:style-name="ACE-0x7f3ba1ad42c8" office:value-type="string">
            <text:p>Coded, tested</text:p>
          </table:table-cell>
          <table:table-cell table:style-name="ACE-0x7f3ba1ad42c8"/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BELL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bell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AT-XY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atxy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Facility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BOLD</text:p>
          </table:table-cell>
          <table:table-cell table:style-name="ACE-0x7f3ba1ad41a0" office:value-type="float" office:value="4">
            <text:p>4</text:p>
          </table:table-cell>
          <table:table-cell table:style-name="Gnumeric-default" office:value-type="string">
            <text:p>_bold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REGULAR</text:p>
          </table:table-cell>
          <table:table-cell table:style-name="ACE-0x7f3ba1ad41a0" office:value-type="float" office:value="7">
            <text:p>7</text:p>
          </table:table-cell>
          <table:table-cell table:style-name="Gnumeric-default" office:value-type="string">
            <text:p>_regular</text:p>
          </table:table-cell>
          <table:table-cell table:style-name="ACE-0x7f3ba1ad42c8" office:value-type="string">
            <text:p>subroutines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NC</text:p>
          </table:table-cell>
          <table:table-cell table:style-name="ACE-0x7f3ba1ad4890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(DOES&gt;)</text:p>
          </table:table-cell>
          <table:table-cell table:style-name="ACE-0x7f3ba1ad41a0" office:value-type="float" office:value="7">
            <text:p>7</text:p>
          </table:table-cell>
          <table:table-cell table:style-name="Gnumeric-default" office:value-type="string">
            <text:p>_pdoes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Non-Standard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CO</text:p>
          </table:table-cell>
          <table:table-cell table:style-name="ACE-0x7f3ba1ad42c8" office:value-type="string">
            <text:p>Y, TMPADR, TMPADR2</text:p>
          </table:table-cell>
          <table:table-cell table:style-name="Gnumeric-default" office:value-type="string">
            <text:p>Move to TMPADR1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OES&gt;</text:p>
          </table:table-cell>
          <table:table-cell table:style-name="ACE-0x7f3ba1ad41a0" office:value-type="float" office:value="5">
            <text:p>5</text:p>
          </table:table-cell>
          <table:table-cell table:style-name="Gnumeric-default" office:value-type="string">
            <text:p>_does</text:p>
          </table:table-cell>
          <table:table-cell table:style-name="ACE-0x7f3ba1ad42c8" office:value-type="string">
            <text:p>pure native</text:p>
          </table:table-cell>
          <table:table-cell table:style-name="ACE-0x7f3ba1ad42c8" office:value-type="string">
            <text:p>Core</text:p>
          </table:table-cell>
          <table:table-cell table:style-name="ACE-0x7f3ba1ad42c8" office:value-type="string">
            <text:p>Coded, tested</text:p>
          </table:table-cell>
          <table:table-cell table:style-name="ACE-0x7f3ba1ad42c8" office:value-type="string">
            <text:p>IM, CO</text:p>
          </table:table-cell>
          <table:table-cell table:style-name="ACE-0x7f3ba1ad42c8" office:value-type="string">
            <text:p>Y</text:p>
          </table:table-cell>
          <table:table-cell table:number-columns-repeated="119" table:style-name="Gnumeric-default"/>
        </table:table-row>
        <table:table-row table:style-name="AROW-0" table:number-rows-repeated="1048379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8" gnm:cursor-row="170">
          <gnm:selection gnm:start-col="8" gnm:start-row="170" gnm:end-col="8" gnm:end-row="170"/>
        </gnm:selections>
      </table:table>
      <table:named-expressions>
        <table:named-range table:name="__Anonymous_Sheet_DB__0" table:cell-range-address="$'Sheet1'.$B$11:.$J$188" table:base-cell-address="$'Sheet1'.$A$1" table:range-usable-as="print-range filter repeat-row repeat-column"/>
      </table:named-expressions>
      <table:database-ranges>
        <table:database-range table:target-range-address="Sheet1.B11:Sheet1.J18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0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7f3ba1b0df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3ba1add020" style:display-name="Sheet1" style:page-layout-name="pl-0x7f3ba1b0df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1-10T21:56:16Z</dc:date>
    <meta:creation-date>2014-01-19T08:07:51Z</meta:creation-date>
    <meta:editing-cycles>206</meta:editing-cycles>
    <meta:editing-duration>P49DT7H45M45S</meta:editing-duration>
    <meta:generator>gnumeric/1.12.9</meta:generator>
  </office:meta>
</office:document-meta>
</file>